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f768" officeooo:paragraph-rsid="0016f768"/>
    </style:style>
    <style:style style:name="P2" style:family="paragraph" style:parent-style-name="Standard">
      <style:text-properties officeooo:rsid="00181cd7" officeooo:paragraph-rsid="00181cd7"/>
    </style:style>
    <style:style style:name="P3" style:family="paragraph" style:parent-style-name="Standard">
      <style:text-properties officeooo:rsid="00199caf" officeooo:paragraph-rsid="00199caf"/>
    </style:style>
    <style:style style:name="P4" style:family="paragraph" style:parent-style-name="Standard">
      <style:text-properties officeooo:rsid="0019e159" officeooo:paragraph-rsid="0019e159"/>
    </style:style>
    <style:style style:name="T1" style:family="text">
      <style:text-properties officeooo:rsid="0017be80"/>
    </style:style>
    <style:style style:name="T2" style:family="text">
      <style:text-properties officeooo:rsid="00181cd7"/>
    </style:style>
    <style:style style:name="T3" style:family="text">
      <style:text-properties officeooo:rsid="00199caf"/>
    </style:style>
    <style:style style:name="T4" style:family="text">
      <style:text-properties officeooo:rsid="0019e1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rehole dataset<text:span text:style-name="T1">s</text:span> are about two kinds of things : <text:s text:c="2"/>stuff about the hole itself, and stuff you drilled into. <text:s/>The document is mostly about the first kind. <text:s/>The second kind exists outside the context of a borehole and is covered by several domain specific <text:span text:style-name="T2">standards</text:span> that may or may not use boreholes. Furthermore, this document is about is rather narrow aspect of the first kind; it deals with the universals of locating things along a curve – or a very narrow cylinder. <text:s/>It also considers common elements found in all borehole datasets, such as <text:span text:style-name="T1">the location of the beginning of that hole (not always at the surface of the ground going down, as drilling in mining gallery can go in any direction, even straight up), but won’t deal with specifics of a domain, such as “casing” or “screen” or “sample”. </text:span></text:p>
      <text:p text:style-name="P1"/>
      <text:p text:style-name="P2">Use case is allowing client application to ingest data from various source and be able to <text:span text:style-name="T3">position in space.</text:span></text:p>
      <text:p text:style-name="P2"/>
      <text:p text:style-name="P3">Why not absolute position ? <text:s/><text:span text:style-name="T4">Is it just a psychological barrier ?</text:span></text:p>
      <text:p text:style-name="P4">Report how it was measured</text:p>
      <text:p text:style-name="P3">The real shape is not always “known” or only know in relative terms. The same reason 19148 exists. <text:s/></text:p>
      <text:p text:style-name="P3"/>
      <text:p text:style-name="P3">Inherent topology of things in a borehole – something between from and to in “inside” without knowing the real shape.</text:p>
      <text:p text:style-name="P3"/>
      <text:p text:style-name="P3">Accident at km 3.2 on road A20 is more accurate and relevant that x,y <text:span text:style-name="T4">because it provide the path to get there.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9:41:16.605000000</meta:creation-date>
    <dc:date>2019-06-03T20:38:40.967000000</dc:date>
    <meta:editing-duration>PT15M22S</meta:editing-duration>
    <meta:editing-cycles>3</meta:editing-cycles>
    <meta:generator>LibreOffice/6.2.4.2$Windows_X86_64 LibreOffice_project/2412653d852ce75f65fbfa83fb7e7b669a126d64</meta:generator>
    <meta:document-statistic meta:table-count="0" meta:image-count="0" meta:object-count="0" meta:page-count="1" meta:paragraph-count="7" meta:word-count="234" meta:character-count="1329" meta:non-whitespace-character-count="1089"/>
  </office:meta>
</office:document-meta>
</file>